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ElementProcesso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lementProcesso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lementProcessor.initialize( final Attribute [ ] attributes , final ElementProcessor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ElementProcessor.acceptCharacters( final char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ElementProcessor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lementProcessor.getCe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ElementProcessor.getWorkbo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ElementProcessor.setFilesystem( POIFS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lementProcessor.getValue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ElementProcessor.getAncestor( final Class th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ElementProcesso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lementProcessor.BaseElementProcessor( final Attribute [ ] implied_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ElementProcessor.acceptWhitespaceCharacters( final char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ElementProcessor.getShe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ElementProcesso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